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417a6" officeooo:paragraph-rsid="002417a6" style:font-size-asian="16pt" style:font-size-complex="16pt"/>
    </style:style>
    <style:style style:name="P2" style:family="paragraph" style:parent-style-name="Standard">
      <style:text-properties fo:color="#ffffff" loext:opacity="100%" style:font-name="Verdana" fo:font-size="16pt" officeooo:rsid="002417a6" officeooo:paragraph-rsid="002d95b3" style:font-size-asian="16pt" style:font-size-complex="16pt"/>
    </style:style>
    <style:style style:name="P3" style:family="paragraph" style:parent-style-name="Standard">
      <style:text-properties fo:color="#ffffff" loext:opacity="100%" style:font-name="Verdana" fo:font-size="16pt" officeooo:rsid="002720ca" officeooo:paragraph-rsid="002720ca" style:font-size-asian="16pt" style:font-size-complex="16pt"/>
    </style:style>
    <style:style style:name="T1" style:family="text">
      <style:text-properties officeooo:rsid="00277d7d"/>
    </style:style>
    <style:style style:name="T2" style:family="text">
      <style:text-properties officeooo:rsid="002bf5fb"/>
    </style:style>
    <style:style style:name="T3" style:family="text">
      <style:text-properties officeooo:rsid="002c9a7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f3362"/>
    </style:style>
    <style:style style:name="T6" style:family="text">
      <style:text-properties officeooo:rsid="002f8cb2"/>
    </style:style>
    <style:style style:name="T7" style:family="text">
      <style:text-properties officeooo:rsid="002fa52b"/>
    </style:style>
    <style:style style:name="T8" style:family="text">
      <style:text-properties officeooo:rsid="00313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Just after </text:span><text:span text:style-name="T7">taking up photography as a hobby in 2016</text:span><text:span text:style-name="T6">, I watched</text:span><text:span text:style-name="T5"> the </text:span><text:span text:style-name="T3">film </text:span><text:span text:style-name="T4">Finding Vivian Maier. </text:span><text:span text:style-name="T6">It w</text:span>as a life changing experience. My instant reaction was “That’s what I want to do.” Up until that moment I had never heard of street photography. I immediately started to <text:span text:style-name="T6">practice and </text:span>research the genre. Finding Saul Leiter’s work was also an epiphany. Seeing his p<text:span text:style-name="T8">urple</text:span> umbrella photo changed my whole approach to photography. His painterly quality elevates photography to an art form. If photography is art, there are no rules. <text:span text:style-name="T2">This revelation</text:span> released me to take photographs I like. I no longer felt <text:span text:style-name="T3">any</text:span> pressure to conform <text:span text:style-name="T3">or seek approval from other people</text:span>.</text:p>
      <text:p text:style-name="P1"/>
      <text:p text:style-name="P3">My <text:span text:style-name="T4">Glimpses</text:span> project came about when I noticed that many of my street photos contained one person or part of a person in an interesting environment. I th<text:span text:style-name="T1">i</text:span>nk it gets to the core of what photography is about. We all see thousands of people in our lives; most of whom we will never see again. Photography captures that fleeting mo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5-02-25T14:47:40.676420478</dc:date>
    <meta:editing-duration>PT1H12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72" meta:character-count="990" meta:non-whitespace-character-count="820"/>
  </office:meta>
</office:document-meta>
</file>